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6.7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25cm" fo:min-width="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2" draw:marker-end-width="0.3cm" draw:fill="none" draw:fill-color="#ff0000" draw:textarea-vertical-align="middle" loext:decorative="false"/>
    </style:style>
    <style:style style:name="gr9" style:family="graphic" style:parent-style-name="objectwithoutfill">
      <style:graphic-properties draw:marker-end="Puntas_20_de_20_flecha_20_3" draw:marker-end-width="0.3cm" draw:fill="none" draw:fill-color="#ff0000" draw:textarea-vertical-align="middle" loext:decorative="false"/>
    </style:style>
    <style:style style:name="gr10" style:family="graphic" style:parent-style-name="objectwithoutfill">
      <style:graphic-properties draw:marker-end="Puntas_20_de_20_flecha_20_4" draw:marker-end-width="0.3cm" draw:fill="none" draw:fill-color="#ff0000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3" style:family="graphic" style:parent-style-name="objectwithoutfill">
      <style:graphic-properties draw:fill="none" draw:fill-color="#ff0000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1.25cm" fo:min-width="1cm" loext:decorative="false"/>
      <style:paragraph-properties style:writing-mode="lr-tb"/>
    </style:style>
    <style:style style:name="gr16" style:family="graphic" style:parent-style-name="objectwithoutfill">
      <style:graphic-properties draw:marker-end="Puntas_20_de_20_flecha_20_5" draw:marker-end-width="0.3cm" draw:fill="none" draw:fill-color="#ff0000" draw:textarea-vertical-align="middle" loext:decorative="false"/>
    </style:style>
    <style:style style:name="gr17" style:family="graphic" style:parent-style-name="objectwithoutfill">
      <style:graphic-properties svg:stroke-color="#800080" draw:marker-end="Puntas_20_de_20_flecha_20_6" draw:marker-end-width="0.3cm" draw:fill="none" draw:fill-color="#ff0000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9" style:family="graphic" style:parent-style-name="objectwithoutfill">
      <style:graphic-properties svg:stroke-color="#800080" draw:marker-end="Puntas_20_de_20_flecha_20_7" draw:marker-end-width="0.3cm" draw:fill="none" draw:fill-color="#ff0000" draw:textarea-vertical-align="middle" loext:decorative="false"/>
    </style:style>
    <style:style style:name="gr20" style:family="graphic" style:parent-style-name="objectwithoutfill">
      <style:graphic-properties svg:stroke-color="#800080" draw:marker-end="Puntas_20_de_20_flecha_20_8" draw:marker-end-width="0.3cm" draw:fill="none" draw:fill-color="#ff0000" draw:textarea-vertical-align="middle" loext:decorative="false"/>
    </style:style>
    <style:style style:name="gr21" style:family="graphic" style:parent-style-name="objectwithoutfill">
      <style:graphic-properties svg:stroke-color="#800080" draw:marker-end="Puntas_20_de_20_flecha_20_9" draw:marker-end-width="0.3cm" draw:fill="none" draw:fill-color="#ff0000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5cm" svg:height="4.517cm" svg:x="1.25cm" svg:y="1.25cm">
          <draw:text-box>
            <text:p>Para hacer <text:span text:style-name="T1">pst</text:span><text:span text:style-name="T1">ack</text:span><text:span text:style-name="T1">_p</text:span><text:span text:style-name="T1">us</text:span><text:span text:style-name="T1">h() </text:span><text:span text:style-name="T2">de</text:span><text:span text:style-name="T2">be</text:span><text:span text:style-name="T2">mo</text:span><text:span text:style-name="T2">s </text:span><text:span text:style-name="T2">ver </text:span><text:span text:style-name="T2">qu</text:span><text:span text:style-name="T2">e </text:span><text:span text:style-name="T2">se </text:span><text:span text:style-name="T2">de</text:span><text:span text:style-name="T2">be </text:span><text:span text:style-name="T2">agr</text:span><text:span text:style-name="T2">eg</text:span><text:span text:style-name="T2">ar </text:span><text:span text:style-name="T2">el </text:span><text:span text:style-name="T2">nu</text:span><text:span text:style-name="T2">ev</text:span><text:span text:style-name="T2">o </text:span><text:span text:style-name="T2">no</text:span><text:span text:style-name="T2">do </text:span><text:span text:style-name="T2">de </text:span><text:span text:style-name="T2">for</text:span><text:span text:style-name="T2">ma </text:span><text:span text:style-name="T2">qu</text:span><text:span text:style-name="T2">e </text:span><text:span text:style-name="T2">el </text:span><text:span text:style-name="T2">mis</text:span><text:span text:style-name="T2">mo </text:span><text:span text:style-name="T2">qu</text:span><text:span text:style-name="T2">ed</text:span><text:span text:style-name="T2">e </text:span><text:span text:style-name="T2">per</text:span><text:span text:style-name="T2">fec</text:span><text:span text:style-name="T2">ta</text:span><text:span text:style-name="T2">me</text:span><text:span text:style-name="T2">nte </text:span><text:span text:style-name="T2">ubi</text:span><text:span text:style-name="T2">ca</text:span><text:span text:style-name="T2">do, </text:span><text:span text:style-name="T2">es </text:span><text:span text:style-name="T2">de</text:span><text:span text:style-name="T2">cir, </text:span><text:span text:style-name="T2">de</text:span><text:span text:style-name="T2">be</text:span><text:span text:style-name="T2">mo</text:span><text:span text:style-name="T2">s </text:span><text:span text:style-name="T2">ind</text:span><text:span text:style-name="T2">ex</text:span><text:span text:style-name="T2">ar </text:span><text:span text:style-name="T2">el </text:span><text:span text:style-name="T2">arr</text:span><text:span text:style-name="T2">egl</text:span><text:span text:style-name="T2">o </text:span><text:span text:style-name="T2">de </text:span><text:span text:style-name="T2">ele</text:span><text:span text:style-name="T2">me</text:span><text:span text:style-name="T2">nto</text:span><text:span text:style-name="T2">s </text:span><text:span text:style-name="T2">de </text:span><text:span text:style-name="T2">for</text:span><text:span text:style-name="T2">ma </text:span><text:span text:style-name="T2">qu</text:span><text:span text:style-name="T2">e </text:span><text:span text:style-name="T2">se </text:span><text:span text:style-name="T2">col</text:span><text:span text:style-name="T2">oq</text:span><text:span text:style-name="T2">ue </text:span><text:span text:style-name="T2">el </text:span><text:span text:style-name="T2">no</text:span><text:span text:style-name="T2">do </text:span><text:span text:style-name="T2">en </text:span><text:span text:style-name="T2">es</text:span><text:span text:style-name="T2">a </text:span><text:span text:style-name="T2">po</text:span><text:span text:style-name="T2">sici</text:span><text:span text:style-name="T2">ón </text:span><text:span text:style-name="T2">de </text:span><text:span text:style-name="T2">la </text:span><text:span text:style-name="T2">sig</text:span><text:span text:style-name="T2">uie</text:span><text:span text:style-name="T2">nte </text:span><text:span text:style-name="T2">for</text:span><text:span text:style-name="T2">ma</text:span><text:span text:style-name="T2">: </text:span><text:span text:style-name="T2">su</text:span><text:span text:style-name="T2">po</text:span><text:span text:style-name="T2">ng</text:span><text:span text:style-name="T2">am</text:span><text:span text:style-name="T2">os </text:span><text:span text:style-name="T2">qu</text:span><text:span text:style-name="T2">e </text:span><text:span text:style-name="T2">la </text:span><text:span text:style-name="T2">pri</text:span><text:span text:style-name="T2">ori</text:span><text:span text:style-name="T2">da</text:span><text:span text:style-name="T2">d </text:span><text:span text:style-name="T2">es </text:span><text:span text:style-name="T2">3 </text:span><text:span text:style-name="T3">(pr</text:span><text:span text:style-name="T3">iori</text:span><text:span text:style-name="T3">ty </text:span><text:span text:style-name="T3">= </text:span><text:span text:style-name="T3">3) </text:span><text:span text:style-name="T4">est</text:span><text:span text:style-name="T4">o </text:span><text:span text:style-name="T4">ser</text:span><text:span text:style-name="T4">á:</text:span></text:p>
          </draw:text-box>
        </draw:frame>
        <draw:path draw:style-name="gr2" draw:text-style-name="P2" draw:layer="layout" svg:width="2.193cm" svg:height="1.31cm" draw:transform="rotate (1.82282187078288) translate (2.35642976206893cm 8.88194962745012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4cm" svg:y1="7.5cm" svg:x2="5.75cm" svg:y2="7.5cm">
          <text:p/>
        </draw:line>
        <draw:custom-shape draw:style-name="gr4" draw:text-style-name="P3" draw:layer="layout" svg:width="7.25cm" svg:height="1.5cm" svg:x="6.2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cm" svg:y1="7cm" svg:x2="7.5cm" svg:y2="8.5cm">
          <text:p/>
        </draw:line>
        <draw:line draw:style-name="gr2" draw:text-style-name="P2" draw:layer="layout" svg:x1="8.75cm" svg:y1="7cm" svg:x2="8.75cm" svg:y2="8.5cm">
          <text:p/>
        </draw:line>
        <draw:line draw:style-name="gr2" draw:text-style-name="P2" draw:layer="layout" svg:x1="10cm" svg:y1="7cm" svg:x2="10cm" svg:y2="8.5cm">
          <text:p/>
        </draw:line>
        <draw:line draw:style-name="gr2" draw:text-style-name="P2" draw:layer="layout" svg:x1="11.25cm" svg:y1="7cm" svg:x2="11.25cm" svg:y2="8.5cm">
          <text:p/>
        </draw:line>
        <draw:line draw:style-name="gr2" draw:text-style-name="P2" draw:layer="layout" svg:x1="12.5cm" svg:y1="7cm" svg:x2="12.5cm" svg:y2="8.5cm">
          <text:p/>
        </draw:line>
        <draw:frame draw:style-name="gr5" draw:text-style-name="P1" draw:layer="layout" svg:width="7.25cm" svg:height="1.5cm" svg:x="6.25cm" svg:y="7.25cm">
          <draw:text-box>
            <text:p><text:s/>0 <text:s text:c="2"/><text:s text:c="2"/>1 <text:s/><text:s text:c="3"/>2 <text:s text:c="4"/>3 <text:s text:c="3"/>…. <text:s/>m</text:p>
          </draw:text-box>
        </draw:frame>
        <draw:custom-shape draw:style-name="gr6" draw:text-style-name="P4" draw:layer="layout" svg:width="1.5cm" svg:height="1.5cm" svg:x="1.5cm" svg:y="10cm">
          <text:p text:style-name="P3">n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5cm" svg:height="6.65cm" svg:x="14.25cm" svg:y="6cm">
          <draw:text-box>
            <text:p>Notemos que nodo n irá en la posición 3 del arreglo apuntado por la forma que se forma una lista enlazada por cada posición del arreglo.</text:p>
          </draw:text-box>
        </draw:frame>
        <draw:line draw:style-name="gr8" draw:text-style-name="P5" draw:layer="layout" svg:x1="10.5cm" svg:y1="8.5cm" svg:x2="10.5cm" svg:y2="10cm">
          <text:p/>
        </draw:line>
        <draw:custom-shape draw:style-name="gr6" draw:text-style-name="P4" draw:layer="layout" svg:width="1.5cm" svg:height="1.5cm" svg:x="9.75cm" svg:y="10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25cm" svg:y1="10.75cm" svg:x2="12.75cm" svg:y2="10.75cm">
          <text:p/>
        </draw:line>
        <draw:line draw:style-name="gr10" draw:text-style-name="P5" draw:layer="layout" svg:x1="3cm" svg:y1="10.75cm" svg:x2="4.5cm" svg:y2="10.75cm">
          <text:p/>
        </draw:line>
        <draw:frame draw:style-name="gr11" draw:text-style-name="P1" draw:layer="layout" svg:width="2.75cm" svg:height="1.75cm" svg:x="1.25cm" svg:y="11.5cm">
          <draw:text-box>
            <text:p>Nodo nuevo</text:p>
          </draw:text-box>
        </draw:frame>
        <draw:frame draw:style-name="gr12" draw:text-style-name="P1" draw:layer="layout" svg:width="18.25cm" svg:height="4cm" svg:x="1.5cm" svg:y="13.75cm">
          <draw:text-box>
            <text:p>En código esto puede pensarse como:</text:p>
            <text:p><text:tab/>new_node→next = s→array[<text:span text:style-name="T5">pri</text:span><text:span text:style-name="T5">ori</text:span><text:span text:style-name="T5">ty</text:span>]<text:span text:style-name="T6"> </text:span></text:p>
            <text:p><text:tab/>s→array[<text:span text:style-name="T5">pri</text:span><text:span text:style-name="T5">ori</text:span><text:span text:style-name="T5">ty</text:span>]<text:span text:style-name="T6"> </text:span><text:span text:style-name="T6">= </text:span><text:span text:style-name="T6">ne</text:span><text:span text:style-name="T6">w_</text:span><text:span text:style-name="T6">no</text:span><text:span text:style-name="T6">de;</text:span></text:p>
            <text:p><text:span text:style-name="T6"><text:tab/></text:span><text:span text:style-name="T6">s→</text:span><text:span text:style-name="T6">siz</text:span><text:span text:style-name="T6">e+</text:span><text:span text:style-name="T6">+; </text:span></text:p>
          </draw:text-box>
        </draw:frame>
        <draw:line draw:style-name="gr13" draw:text-style-name="P5" draw:layer="layout" svg:x1="1cm" svg:y1="16.75cm" svg:x2="20cm" svg:y2="16.75cm">
          <text:p/>
        </draw:line>
        <draw:frame draw:style-name="gr14" draw:text-style-name="P1" draw:layer="layout" svg:width="18.75cm" svg:height="2cm" svg:x="13cm" svg:y="15.25cm">
          <draw:text-box>
            <text:p>Para el desarrollo de <text:span text:style-name="T1">pst</text:span><text:span text:style-name="T1">ack</text:span><text:span text:style-name="T1">_to</text:span><text:span text:style-name="T1">p() </text:span><text:span text:style-name="T2">de</text:span><text:span text:style-name="T2">be</text:span><text:span text:style-name="T2">mo</text:span><text:span text:style-name="T2">s </text:span><text:span text:style-name="T2">ver </text:span><text:span text:style-name="T2">qu</text:span><text:span text:style-name="T2">e </text:span><text:span text:style-name="T2">al </text:span><text:span text:style-name="T2">trat</text:span><text:span text:style-name="T2">ars</text:span><text:span text:style-name="T2">e </text:span><text:span text:style-name="T2">de </text:span><text:span text:style-name="T2">un </text:span><text:span text:style-name="T2">arr</text:span><text:span text:style-name="T2">egl</text:span><text:span text:style-name="T2">o </text:span><text:span text:style-name="T2">de </text:span><text:span text:style-name="T2">no</text:span><text:span text:style-name="T2">do</text:span><text:span text:style-name="T2">s </text:span><text:span text:style-name="T2">de</text:span><text:span text:style-name="T2">be</text:span><text:span text:style-name="T2">mo</text:span><text:span text:style-name="T2">s </text:span><text:span text:style-name="T2">ver </text:span><text:span text:style-name="T2">lo </text:span><text:span text:style-name="T2">sig</text:span><text:span text:style-name="T2">uie</text:span><text:span text:style-name="T2">nte</text:span><text:span text:style-name="T2">:</text:span></text:p>
          </draw:text-box>
        </draw:frame>
        <draw:path draw:style-name="gr2" draw:text-style-name="P2" draw:layer="layout" svg:width="2.193cm" svg:height="1.31cm" draw:transform="rotate (1.82282187078288) translate (2.35642976206893cm 8.88294962745012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4cm" svg:y1="7.501cm" svg:x2="5.75cm" svg:y2="7.501cm">
          <text:p/>
        </draw:line>
        <draw:custom-shape draw:style-name="gr4" draw:text-style-name="P3" draw:layer="layout" svg:width="7.25cm" svg:height="1.5cm" svg:x="6.25cm" svg:y="7.00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cm" svg:y1="7.001cm" svg:x2="7.5cm" svg:y2="8.501cm">
          <text:p/>
        </draw:line>
        <draw:line draw:style-name="gr2" draw:text-style-name="P2" draw:layer="layout" svg:x1="8.75cm" svg:y1="7.001cm" svg:x2="8.75cm" svg:y2="8.501cm">
          <text:p/>
        </draw:line>
        <draw:line draw:style-name="gr2" draw:text-style-name="P2" draw:layer="layout" svg:x1="10cm" svg:y1="7.001cm" svg:x2="10cm" svg:y2="8.501cm">
          <text:p/>
        </draw:line>
        <draw:line draw:style-name="gr2" draw:text-style-name="P2" draw:layer="layout" svg:x1="11.25cm" svg:y1="7.001cm" svg:x2="11.25cm" svg:y2="8.501cm">
          <text:p/>
        </draw:line>
        <draw:line draw:style-name="gr2" draw:text-style-name="P2" draw:layer="layout" svg:x1="12.5cm" svg:y1="7.001cm" svg:x2="12.5cm" svg:y2="8.501cm">
          <text:p/>
        </draw:line>
        <draw:frame draw:style-name="gr5" draw:text-style-name="P1" draw:layer="layout" svg:width="7.25cm" svg:height="1.5cm" svg:x="6.25cm" svg:y="7.251cm">
          <draw:text-box>
            <text:p><text:s/>0 <text:s text:c="2"/><text:s text:c="2"/>1 <text:s/><text:s text:c="3"/>2 <text:s text:c="4"/>3 <text:s text:c="3"/>…. <text:s/>m</text:p>
          </draw:text-box>
        </draw:frame>
        <draw:line draw:style-name="gr8" draw:text-style-name="P5" draw:layer="layout" svg:x1="10.5cm" svg:y1="8.501cm" svg:x2="10.5cm" svg:y2="10.001cm">
          <text:p/>
        </draw:line>
        <draw:custom-shape draw:style-name="gr6" draw:text-style-name="P4" draw:layer="layout" svg:width="1.5cm" svg:height="1.5cm" svg:x="9.75cm" svg:y="10.001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25cm" svg:y1="10.751cm" svg:x2="12.75cm" svg:y2="10.751cm">
          <text:p/>
        </draw:line>
        <draw:line draw:style-name="gr10" draw:text-style-name="P5" draw:layer="layout" svg:x1="3cm" svg:y1="10.751cm" svg:x2="4.5cm" svg:y2="10.751cm">
          <text:p/>
        </draw:line>
        <draw:path draw:style-name="gr2" draw:text-style-name="P2" draw:layer="layout" svg:width="2.193cm" svg:height="1.31cm" draw:transform="rotate (1.82282187078288) translate (3.35642976206893cm 21.3769496274501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5cm" svg:y1="19.995cm" svg:x2="6.75cm" svg:y2="19.995cm">
          <text:p/>
        </draw:line>
        <draw:custom-shape draw:style-name="gr4" draw:text-style-name="P3" draw:layer="layout" svg:width="7.25cm" svg:height="1.5cm" svg:x="7.25cm" svg:y="19.4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cm" svg:y1="19.495cm" svg:x2="8.5cm" svg:y2="20.995cm">
          <text:p/>
        </draw:line>
        <draw:line draw:style-name="gr2" draw:text-style-name="P2" draw:layer="layout" svg:x1="9.75cm" svg:y1="19.495cm" svg:x2="9.75cm" svg:y2="20.995cm">
          <text:p/>
        </draw:line>
        <draw:line draw:style-name="gr2" draw:text-style-name="P2" draw:layer="layout" svg:x1="11cm" svg:y1="19.495cm" svg:x2="11cm" svg:y2="20.995cm">
          <text:p/>
        </draw:line>
        <draw:line draw:style-name="gr2" draw:text-style-name="P2" draw:layer="layout" svg:x1="12.25cm" svg:y1="19.495cm" svg:x2="12.25cm" svg:y2="20.995cm">
          <text:p/>
        </draw:line>
        <draw:line draw:style-name="gr2" draw:text-style-name="P2" draw:layer="layout" svg:x1="13.5cm" svg:y1="19.495cm" svg:x2="13.5cm" svg:y2="20.995cm">
          <text:p/>
        </draw:line>
        <draw:frame draw:style-name="gr5" draw:text-style-name="P1" draw:layer="layout" svg:width="7.25cm" svg:height="1.5cm" svg:x="7.25cm" svg:y="19.745cm">
          <draw:text-box>
            <text:p><text:s/>0 <text:s text:c="2"/><text:s text:c="2"/>1 <text:s/><text:s text:c="3"/>2 <text:s text:c="4"/>3 <text:s text:c="3"/>…. <text:s/>m</text:p>
          </draw:text-box>
        </draw:frame>
        <draw:custom-shape draw:style-name="gr15" draw:text-style-name="P6" draw:layer="layout" svg:width="1.5cm" svg:height="1.5cm" svg:x="8.5cm" svg:y="22.25cm">
          <text:p text:style-name="P3">k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1.5cm" svg:y1="20.995cm" svg:x2="11.5cm" svg:y2="22.495cm">
          <text:p/>
        </draw:line>
        <draw:custom-shape draw:style-name="gr6" draw:text-style-name="P4" draw:layer="layout" svg:width="1.5cm" svg:height="1.5cm" svg:x="10.75cm" svg:y="22.495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25cm" svg:y1="23.245cm" svg:x2="13.75cm" svg:y2="23.245cm">
          <text:p/>
        </draw:line>
        <draw:path draw:style-name="gr2" draw:text-style-name="P2" draw:layer="layout" svg:width="2.193cm" svg:height="1.31cm" draw:transform="rotate (1.82282187078288) translate (3.35642976206893cm 21.3779496274501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5cm" svg:y1="19.996cm" svg:x2="6.75cm" svg:y2="19.996cm">
          <text:p/>
        </draw:line>
        <draw:custom-shape draw:style-name="gr4" draw:text-style-name="P3" draw:layer="layout" svg:width="7.25cm" svg:height="1.5cm" svg:x="7.25cm" svg:y="19.4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cm" svg:y1="19.496cm" svg:x2="8.5cm" svg:y2="20.996cm">
          <text:p/>
        </draw:line>
        <draw:line draw:style-name="gr2" draw:text-style-name="P2" draw:layer="layout" svg:x1="9.75cm" svg:y1="19.496cm" svg:x2="9.75cm" svg:y2="20.996cm">
          <text:p/>
        </draw:line>
        <draw:line draw:style-name="gr2" draw:text-style-name="P2" draw:layer="layout" svg:x1="11cm" svg:y1="19.496cm" svg:x2="11cm" svg:y2="20.996cm">
          <text:p/>
        </draw:line>
        <draw:line draw:style-name="gr2" draw:text-style-name="P2" draw:layer="layout" svg:x1="12.25cm" svg:y1="19.496cm" svg:x2="12.25cm" svg:y2="20.996cm">
          <text:p/>
        </draw:line>
        <draw:line draw:style-name="gr2" draw:text-style-name="P2" draw:layer="layout" svg:x1="13.5cm" svg:y1="19.496cm" svg:x2="13.5cm" svg:y2="20.996cm">
          <text:p/>
        </draw:line>
        <draw:frame draw:style-name="gr5" draw:text-style-name="P1" draw:layer="layout" svg:width="7.25cm" svg:height="1.5cm" svg:x="7.25cm" svg:y="19.746cm">
          <draw:text-box>
            <text:p><text:s/>0 <text:s text:c="2"/><text:s text:c="2"/>1 <text:s/><text:s text:c="3"/>2 <text:s text:c="4"/>3 <text:s text:c="3"/>…. <text:s/>m</text:p>
          </draw:text-box>
        </draw:frame>
        <draw:line draw:style-name="gr8" draw:text-style-name="P5" draw:layer="layout" svg:x1="11.5cm" svg:y1="20.996cm" svg:x2="11.5cm" svg:y2="22.496cm">
          <text:p/>
        </draw:line>
        <draw:custom-shape draw:style-name="gr6" draw:text-style-name="P4" draw:layer="layout" svg:width="1.5cm" svg:height="1.5cm" svg:x="10.75cm" svg:y="22.496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25cm" svg:y1="23.246cm" svg:x2="13.75cm" svg:y2="23.246cm">
          <text:p/>
        </draw:line>
        <draw:line draw:style-name="gr16" draw:text-style-name="P5" draw:layer="layout" svg:x1="9cm" svg:y1="21cm" svg:x2="9cm" svg:y2="22.25cm">
          <text:p/>
        </draw:line>
        <draw:frame draw:style-name="gr14" draw:text-style-name="P1" draw:layer="layout" svg:width="18.25cm" svg:height="3.806cm" svg:x="1.5cm" svg:y="25cm">
          <draw:text-box>
            <text:p>Si recorremos el arreglo desde 0 hasta m debemos notar que el elemento con mayor prioridad será n cuya prioridad es mayor a la prioridad de k. Por cuestiones que estamos en un arreglo deberemos hacer el código de la siguiente manera:</text:p>
            <text:p><text:tab/></text:p>
          </draw:text-box>
        </draw:frame>
      </draw:page>
      <draw:page draw:name="page2" draw:style-name="dp1" draw:master-page-name="Predeterminado">
        <draw:frame draw:style-name="gr12" draw:text-style-name="P1" draw:layer="layout" svg:width="19cm" svg:height="8.783cm" svg:x="1cm" svg:y="1.5cm">
          <draw:text-box>
            <text:p><text:tab/><text:span text:style-name="T5">for</text:span><text:span text:style-name="T6">(i = </text:span><text:span text:style-name="T6">0; i </text:span><text:span text:style-name="T6">&lt;= </text:span><text:span text:style-name="T6">s→</text:span><text:span text:style-name="T6">ma</text:span><text:span text:style-name="T6">x_</text:span><text:span text:style-name="T6">pri</text:span><text:span text:style-name="T6">orit</text:span><text:span text:style-name="T6">y; </text:span><text:span text:style-name="T6">i+</text:span><text:span text:style-name="T6">+){</text:span></text:p>
            <text:p><text:span text:style-name="T6"><text:tab/></text:span><text:span text:style-name="T6"><text:tab/></text:span><text:span text:style-name="T6">au</text:span><text:span text:style-name="T6">x = </text:span><text:span text:style-name="T6">s→</text:span><text:span text:style-name="T6">arr</text:span><text:span text:style-name="T6">ay[i</text:span><text:span text:style-name="T6">];</text:span></text:p>
            <text:p><text:span text:style-name="T6"><text:tab/></text:span><text:span text:style-name="T6"><text:tab/></text:span><text:span text:style-name="T5">if</text:span><text:span text:style-name="T6">(a</text:span><text:span text:style-name="T6">ux </text:span><text:span text:style-name="T6">!= </text:span><text:span text:style-name="T6">NU</text:span><text:span text:style-name="T6">LL)</text:span><text:span text:style-name="T6">{</text:span></text:p>
            <text:p><text:span text:style-name="T6"><text:tab/></text:span><text:span text:style-name="T6"><text:tab/></text:span><text:span text:style-name="T6"><text:tab/></text:span><text:span text:style-name="T6">”</text:span><text:span text:style-name="T6">pri</text:span><text:span text:style-name="T6">ori</text:span><text:span text:style-name="T6">da</text:span><text:span text:style-name="T6">d </text:span><text:span text:style-name="T6">del </text:span><text:span text:style-name="T6">top</text:span><text:span text:style-name="T6">e” </text:span><text:span text:style-name="T6">= i;</text:span></text:p>
            <text:p><text:span text:style-name="T6"><text:tab/></text:span><text:span text:style-name="T6"><text:tab/></text:span><text:span text:style-name="T6">}</text:span></text:p>
            <text:p><text:span text:style-name="T6"><text:tab/></text:span><text:span text:style-name="T6">}</text:span></text:p>
            <text:p><text:span text:style-name="T6"/></text:p>
            <text:p><text:span text:style-name="T6"><text:tab/></text:span><text:span text:style-name="T6">e = </text:span><text:span text:style-name="T6">s→</text:span><text:span text:style-name="T6">arr</text:span><text:span text:style-name="T6">ay[</text:span><text:span text:style-name="T6">“pri</text:span><text:span text:style-name="T6">ori</text:span><text:span text:style-name="T6">da</text:span><text:span text:style-name="T6">d </text:span><text:span text:style-name="T6">del </text:span><text:span text:style-name="T6">top</text:span><text:span text:style-name="T6">e”]</text:span><text:span text:style-name="T6">→e</text:span><text:span text:style-name="T6">le</text:span><text:span text:style-name="T6">m;</text:span></text:p>
            <text:p><text:span text:style-name="T6"/></text:p>
            <text:p><text:span text:style-name="T6">Ve</text:span><text:span text:style-name="T6">am</text:span><text:span text:style-name="T6">os </text:span><text:span text:style-name="T6">qu</text:span><text:span text:style-name="T6">e </text:span><text:span text:style-name="T6">est</text:span><text:span text:style-name="T6">á </text:span><text:span text:style-name="T6">ide</text:span><text:span text:style-name="T6">a </text:span><text:span text:style-name="T6">es </text:span><text:span text:style-name="T6">ma</text:span><text:span text:style-name="T6">gni</text:span><text:span text:style-name="T6">fica </text:span><text:span text:style-name="T6">pu</text:span><text:span text:style-name="T6">est</text:span><text:span text:style-name="T6">o a </text:span><text:span text:style-name="T6">qu</text:span><text:span text:style-name="T6">e </text:span><text:span text:style-name="T6">en </text:span><text:span text:style-name="T6">el </text:span><text:span text:style-name="T6">eje</text:span><text:span text:style-name="T6">mp</text:span><text:span text:style-name="T6">lo </text:span><text:span text:style-name="T6">ant</text:span><text:span text:style-name="T6">eri</text:span><text:span text:style-name="T6">or </text:span><text:span text:style-name="T6">to</text:span><text:span text:style-name="T6">ma</text:span><text:span text:style-name="T6">rá </text:span><text:span text:style-name="T6">la </text:span><text:span text:style-name="T6">de</text:span><text:span text:style-name="T6">cisi</text:span><text:span text:style-name="T6">ón </text:span><text:span text:style-name="T6">de </text:span><text:span text:style-name="T6">to</text:span><text:span text:style-name="T6">ma</text:span><text:span text:style-name="T6">r </text:span><text:span text:style-name="T6">de </text:span><text:span text:style-name="T6">ele</text:span><text:span text:style-name="T6">me</text:span><text:span text:style-name="T6">nto </text:span><text:span text:style-name="T6">a </text:span><text:span text:style-name="T6">n. </text:span><text:span text:style-name="T6">Co</text:span><text:span text:style-name="T6">rra</text:span><text:span text:style-name="T6">mo</text:span><text:span text:style-name="T6">s </text:span><text:span text:style-name="T6">co</text:span><text:span text:style-name="T6">n </text:span><text:span text:style-name="T6">el </text:span><text:span text:style-name="T6">eje</text:span><text:span text:style-name="T6">mp</text:span><text:span text:style-name="T6">lo:</text:span><text:span text:style-name="T6"><text:tab/></text:span></text:p>
          </draw:text-box>
        </draw:frame>
        <draw:path draw:style-name="gr2" draw:text-style-name="P2" draw:layer="layout" svg:width="2.193cm" svg:height="1.31cm" draw:transform="rotate (1.82282187078288) translate (3.85642976206893cm 13.1269496274501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5.5cm" svg:y1="11.745cm" svg:x2="7.25cm" svg:y2="11.745cm">
          <text:p/>
        </draw:line>
        <draw:custom-shape draw:style-name="gr4" draw:text-style-name="P3" draw:layer="layout" svg:width="7.25cm" svg:height="1.5cm" svg:x="7.75cm" svg:y="11.24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1.245cm" svg:x2="9cm" svg:y2="12.745cm">
          <text:p/>
        </draw:line>
        <draw:line draw:style-name="gr2" draw:text-style-name="P2" draw:layer="layout" svg:x1="10.25cm" svg:y1="11.245cm" svg:x2="10.25cm" svg:y2="12.745cm">
          <text:p/>
        </draw:line>
        <draw:line draw:style-name="gr2" draw:text-style-name="P2" draw:layer="layout" svg:x1="11.5cm" svg:y1="11.245cm" svg:x2="11.5cm" svg:y2="12.745cm">
          <text:p/>
        </draw:line>
        <draw:line draw:style-name="gr2" draw:text-style-name="P2" draw:layer="layout" svg:x1="12.75cm" svg:y1="11.245cm" svg:x2="12.75cm" svg:y2="12.745cm">
          <text:p/>
        </draw:line>
        <draw:line draw:style-name="gr2" draw:text-style-name="P2" draw:layer="layout" svg:x1="14cm" svg:y1="11.245cm" svg:x2="14cm" svg:y2="12.745cm">
          <text:p/>
        </draw:line>
        <draw:frame draw:style-name="gr5" draw:text-style-name="P1" draw:layer="layout" svg:width="7.25cm" svg:height="1.5cm" svg:x="7.75cm" svg:y="11.495cm">
          <draw:text-box>
            <text:p><text:s/>0 <text:s text:c="2"/><text:s text:c="2"/>1 <text:s/><text:s text:c="3"/>2 <text:s text:c="4"/>3 <text:s text:c="3"/>…. <text:s/>m</text:p>
          </draw:text-box>
        </draw:frame>
        <draw:custom-shape draw:style-name="gr15" draw:text-style-name="P6" draw:layer="layout" svg:width="1.5cm" svg:height="1.5cm" svg:x="9cm" svg:y="14cm">
          <text:p text:style-name="P3">k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2cm" svg:y1="12.745cm" svg:x2="12cm" svg:y2="14.245cm">
          <text:p/>
        </draw:line>
        <draw:custom-shape draw:style-name="gr6" draw:text-style-name="P4" draw:layer="layout" svg:width="1.5cm" svg:height="1.5cm" svg:x="11.25cm" svg:y="14.245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75cm" svg:y1="14.995cm" svg:x2="14.25cm" svg:y2="14.995cm">
          <text:p/>
        </draw:line>
        <draw:path draw:style-name="gr2" draw:text-style-name="P2" draw:layer="layout" svg:width="2.193cm" svg:height="1.31cm" draw:transform="rotate (1.82282187078288) translate (3.85642976206893cm 13.1279496274501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5.5cm" svg:y1="11.746cm" svg:x2="7.25cm" svg:y2="11.746cm">
          <text:p/>
        </draw:line>
        <draw:custom-shape draw:style-name="gr4" draw:text-style-name="P3" draw:layer="layout" svg:width="7.25cm" svg:height="1.5cm" svg:x="7.75cm" svg:y="11.24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1.246cm" svg:x2="9cm" svg:y2="12.746cm">
          <text:p/>
        </draw:line>
        <draw:line draw:style-name="gr2" draw:text-style-name="P2" draw:layer="layout" svg:x1="10.25cm" svg:y1="11.246cm" svg:x2="10.25cm" svg:y2="12.746cm">
          <text:p/>
        </draw:line>
        <draw:line draw:style-name="gr2" draw:text-style-name="P2" draw:layer="layout" svg:x1="11.5cm" svg:y1="11.246cm" svg:x2="11.5cm" svg:y2="12.746cm">
          <text:p/>
        </draw:line>
        <draw:line draw:style-name="gr2" draw:text-style-name="P2" draw:layer="layout" svg:x1="12.75cm" svg:y1="11.246cm" svg:x2="12.75cm" svg:y2="12.746cm">
          <text:p/>
        </draw:line>
        <draw:line draw:style-name="gr2" draw:text-style-name="P2" draw:layer="layout" svg:x1="14cm" svg:y1="11.246cm" svg:x2="14cm" svg:y2="12.746cm">
          <text:p/>
        </draw:line>
        <draw:frame draw:style-name="gr5" draw:text-style-name="P1" draw:layer="layout" svg:width="7.25cm" svg:height="1.5cm" svg:x="7.75cm" svg:y="11.5cm">
          <draw:text-box>
            <text:p><text:s/>0 <text:s text:c="2"/><text:s text:c="2"/>1 <text:s/><text:s text:c="3"/>2 <text:s text:c="4"/>3 <text:s text:c="3"/>…. <text:s/>m</text:p>
          </draw:text-box>
        </draw:frame>
        <draw:line draw:style-name="gr8" draw:text-style-name="P5" draw:layer="layout" svg:x1="12cm" svg:y1="12.746cm" svg:x2="12cm" svg:y2="14.246cm">
          <text:p/>
        </draw:line>
        <draw:custom-shape draw:style-name="gr6" draw:text-style-name="P4" draw:layer="layout" svg:width="1.5cm" svg:height="1.5cm" svg:x="11.25cm" svg:y="14.246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75cm" svg:y1="14.996cm" svg:x2="14.25cm" svg:y2="14.996cm">
          <text:p/>
        </draw:line>
        <draw:line draw:style-name="gr16" draw:text-style-name="P5" draw:layer="layout" svg:x1="9.5cm" svg:y1="12.75cm" svg:x2="9.5cm" svg:y2="14cm">
          <text:p/>
        </draw:line>
        <draw:line draw:style-name="gr17" draw:text-style-name="P5" draw:layer="layout" svg:x1="8.25cm" svg:y1="10.25cm" svg:x2="8.25cm" svg:y2="11cm">
          <text:p/>
        </draw:line>
        <draw:frame draw:style-name="gr18" draw:text-style-name="P1" draw:layer="layout" svg:width="2cm" svg:height="1.673cm" svg:x="8.25cm" svg:y="10.25cm">
          <draw:text-box>
            <text:p>I = 0</text:p>
          </draw:text-box>
        </draw:frame>
        <draw:line draw:style-name="gr19" draw:text-style-name="P5" draw:layer="layout" svg:x1="8cm" svg:y1="13cm" svg:x2="8cm" svg:y2="16cm">
          <text:p/>
        </draw:line>
        <draw:frame draw:style-name="gr18" draw:text-style-name="P1" draw:layer="layout" svg:width="4cm" svg:height="1.673cm" svg:x="7.5cm" svg:y="16.25cm">
          <draw:text-box>
            <text:p>Aux = NULL</text:p>
          </draw:text-box>
        </draw:frame>
        <draw:path draw:style-name="gr2" draw:text-style-name="P2" draw:layer="layout" svg:width="2.193cm" svg:height="1.31cm" draw:transform="rotate (1.82282187078288) translate (3.35642976206893cm 21.3769496274501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5cm" svg:y1="19.995cm" svg:x2="6.75cm" svg:y2="19.995cm">
          <text:p/>
        </draw:line>
        <draw:custom-shape draw:style-name="gr4" draw:text-style-name="P3" draw:layer="layout" svg:width="7.25cm" svg:height="1.5cm" svg:x="7.25cm" svg:y="19.4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cm" svg:y1="19.495cm" svg:x2="8.5cm" svg:y2="20.995cm">
          <text:p/>
        </draw:line>
        <draw:line draw:style-name="gr2" draw:text-style-name="P2" draw:layer="layout" svg:x1="9.75cm" svg:y1="19.495cm" svg:x2="9.75cm" svg:y2="20.995cm">
          <text:p/>
        </draw:line>
        <draw:line draw:style-name="gr2" draw:text-style-name="P2" draw:layer="layout" svg:x1="11cm" svg:y1="19.495cm" svg:x2="11cm" svg:y2="20.995cm">
          <text:p/>
        </draw:line>
        <draw:line draw:style-name="gr2" draw:text-style-name="P2" draw:layer="layout" svg:x1="12.25cm" svg:y1="19.495cm" svg:x2="12.25cm" svg:y2="20.995cm">
          <text:p/>
        </draw:line>
        <draw:line draw:style-name="gr2" draw:text-style-name="P2" draw:layer="layout" svg:x1="13.5cm" svg:y1="19.495cm" svg:x2="13.5cm" svg:y2="20.995cm">
          <text:p/>
        </draw:line>
        <draw:frame draw:style-name="gr5" draw:text-style-name="P1" draw:layer="layout" svg:width="7.25cm" svg:height="1.5cm" svg:x="7.25cm" svg:y="19.745cm">
          <draw:text-box>
            <text:p><text:s/>0 <text:s text:c="2"/><text:s text:c="2"/>1 <text:s/><text:s text:c="3"/>2 <text:s text:c="4"/>3 <text:s text:c="3"/>…. <text:s/>m</text:p>
          </draw:text-box>
        </draw:frame>
        <draw:custom-shape draw:style-name="gr15" draw:text-style-name="P6" draw:layer="layout" svg:width="1.5cm" svg:height="1.5cm" svg:x="8.5cm" svg:y="22.25cm">
          <text:p text:style-name="P3">k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1.5cm" svg:y1="20.995cm" svg:x2="11.5cm" svg:y2="22.495cm">
          <text:p/>
        </draw:line>
        <draw:custom-shape draw:style-name="gr6" draw:text-style-name="P4" draw:layer="layout" svg:width="1.5cm" svg:height="1.5cm" svg:x="10.75cm" svg:y="22.495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25cm" svg:y1="23.245cm" svg:x2="13.75cm" svg:y2="23.245cm">
          <text:p/>
        </draw:line>
        <draw:path draw:style-name="gr2" draw:text-style-name="P2" draw:layer="layout" svg:width="2.193cm" svg:height="1.31cm" draw:transform="rotate (1.82282187078288) translate (3.35642976206893cm 21.3779496274501cm)" svg:viewBox="0 0 2194 1311" svg:d="M1800 1288c494 45 533-580 60-747-556-195-733 172-928 444-203 282-530 426-774 248-351-258-9-613 1-920l150-276 62-37">
          <text:p/>
        </draw:path>
        <draw:line draw:style-name="gr3" draw:text-style-name="P2" draw:layer="layout" svg:x1="5cm" svg:y1="19.996cm" svg:x2="6.75cm" svg:y2="19.996cm">
          <text:p/>
        </draw:line>
        <draw:custom-shape draw:style-name="gr4" draw:text-style-name="P3" draw:layer="layout" svg:width="7.25cm" svg:height="1.5cm" svg:x="7.25cm" svg:y="19.4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cm" svg:y1="19.496cm" svg:x2="8.5cm" svg:y2="20.996cm">
          <text:p/>
        </draw:line>
        <draw:line draw:style-name="gr2" draw:text-style-name="P2" draw:layer="layout" svg:x1="9.75cm" svg:y1="19.496cm" svg:x2="9.75cm" svg:y2="20.996cm">
          <text:p/>
        </draw:line>
        <draw:line draw:style-name="gr2" draw:text-style-name="P2" draw:layer="layout" svg:x1="11cm" svg:y1="19.496cm" svg:x2="11cm" svg:y2="20.996cm">
          <text:p/>
        </draw:line>
        <draw:line draw:style-name="gr2" draw:text-style-name="P2" draw:layer="layout" svg:x1="12.25cm" svg:y1="19.496cm" svg:x2="12.25cm" svg:y2="20.996cm">
          <text:p/>
        </draw:line>
        <draw:line draw:style-name="gr2" draw:text-style-name="P2" draw:layer="layout" svg:x1="13.5cm" svg:y1="19.496cm" svg:x2="13.5cm" svg:y2="20.996cm">
          <text:p/>
        </draw:line>
        <draw:frame draw:style-name="gr5" draw:text-style-name="P1" draw:layer="layout" svg:width="7.25cm" svg:height="1.5cm" svg:x="7.25cm" svg:y="19.746cm">
          <draw:text-box>
            <text:p><text:s/>0 <text:s text:c="2"/><text:s text:c="2"/>1 <text:s/><text:s text:c="3"/>2 <text:s text:c="4"/>3 <text:s text:c="3"/>…. <text:s/>m</text:p>
          </draw:text-box>
        </draw:frame>
        <draw:line draw:style-name="gr8" draw:text-style-name="P5" draw:layer="layout" svg:x1="11.5cm" svg:y1="20.996cm" svg:x2="11.5cm" svg:y2="22.496cm">
          <text:p/>
        </draw:line>
        <draw:custom-shape draw:style-name="gr6" draw:text-style-name="P4" draw:layer="layout" svg:width="1.5cm" svg:height="1.5cm" svg:x="10.75cm" svg:y="22.496cm">
          <text:p text:style-name="P3">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25cm" svg:y1="23.246cm" svg:x2="13.75cm" svg:y2="23.246cm">
          <text:p/>
        </draw:line>
        <draw:line draw:style-name="gr16" draw:text-style-name="P5" draw:layer="layout" svg:x1="9cm" svg:y1="21cm" svg:x2="9cm" svg:y2="22.25cm">
          <text:p/>
        </draw:line>
        <draw:line draw:style-name="gr20" draw:text-style-name="P5" draw:layer="layout" svg:x1="9cm" svg:y1="18.5cm" svg:x2="9cm" svg:y2="19.25cm">
          <text:p/>
        </draw:line>
        <draw:frame draw:style-name="gr18" draw:text-style-name="P1" draw:layer="layout" svg:width="2cm" svg:height="1.673cm" svg:x="9.5cm" svg:y="18.25cm">
          <draw:text-box>
            <text:p>I = 1</text:p>
          </draw:text-box>
        </draw:frame>
        <draw:line draw:style-name="gr21" draw:text-style-name="P5" draw:layer="layout" svg:x1="9.25cm" svg:y1="23.75cm" svg:x2="9.25cm" svg:y2="25cm">
          <text:p/>
        </draw:line>
        <draw:frame draw:style-name="gr11" draw:text-style-name="P1" draw:layer="layout" svg:width="4.25cm" svg:height="1.75cm" svg:x="8.5cm" svg:y="25cm">
          <draw:text-box>
            <text:p>Aux != NULL</text:p>
            <text:p>J = 1</text:p>
          </draw:text-box>
        </draw:frame>
        <draw:frame draw:style-name="gr5" draw:text-style-name="P1" draw:layer="layout" svg:width="18cm" svg:height="1.673cm" svg:x="1.5cm" svg:y="27cm">
          <draw:text-box>
            <text:p>Esto sucederá hasta llegar al nodo de n. Y está misma idea sirve para <text:span text:style-name="T1">pst</text:span><text:span text:style-name="T1">ack</text:span><text:span text:style-name="T1">_to</text:span><text:span text:style-name="T1">p_</text:span><text:span text:style-name="T1">pri</text:span><text:span text:style-name="T1">orit</text:span><text:span text:style-name="T1">y().</text:span></text:p>
          </draw:text-box>
        </draw:frame>
      </draw:page>
      <draw:page draw:name="page3" draw:style-name="dp1" draw:master-page-name="Predeterminado">
        <draw:frame draw:style-name="gr22" draw:text-style-name="P1" draw:layer="layout" svg:width="18.25cm" svg:height="3.75cm" svg:x="1.25cm" svg:y="1.5cm">
          <draw:text-box>
            <text:p>Para desarrollar <text:span text:style-name="T1">pst</text:span><text:span text:style-name="T1">ack</text:span><text:span text:style-name="T1">_p</text:span><text:span text:style-name="T1">op(</text:span><text:span text:style-name="T1">) </text:span><text:span text:style-name="T2">de</text:span><text:span text:style-name="T2">be</text:span><text:span text:style-name="T2">mo</text:span><text:span text:style-name="T2">s </text:span><text:span text:style-name="T2">eli</text:span><text:span text:style-name="T2">mi</text:span><text:span text:style-name="T2">nar </text:span><text:span text:style-name="T2">el </text:span><text:span text:style-name="T2">no</text:span><text:span text:style-name="T2">do </text:span><text:span text:style-name="T2">del </text:span><text:span text:style-name="T2">top</text:span><text:span text:style-name="T2">e </text:span><text:span text:style-name="T2">per</text:span><text:span text:style-name="T2">o </text:span><text:span text:style-name="T2">es</text:span><text:span text:style-name="T2">o </text:span><text:span text:style-name="T2">im</text:span><text:span text:style-name="T2">plic</text:span><text:span text:style-name="T2">a </text:span><text:span text:style-name="T2">qu</text:span><text:span text:style-name="T2">e </text:span><text:span text:style-name="T2">dic</text:span><text:span text:style-name="T2">ho </text:span><text:span text:style-name="T2">no</text:span><text:span text:style-name="T2">do </text:span><text:span text:style-name="T2">es </text:span><text:span text:style-name="T2">el </text:span><text:span text:style-name="T2">de </text:span><text:span text:style-name="T2">ma</text:span><text:span text:style-name="T2">yor </text:span><text:span text:style-name="T2">pri</text:span><text:span text:style-name="T2">ori</text:span><text:span text:style-name="T2">da</text:span><text:span text:style-name="T2">d </text:span><text:span text:style-name="T2">por </text:span><text:span text:style-name="T2">lo </text:span><text:span text:style-name="T2">qu</text:span><text:span text:style-name="T2">e </text:span><text:span text:style-name="T2">po</text:span><text:span text:style-name="T2">de</text:span><text:span text:style-name="T2">mo</text:span><text:span text:style-name="T2">s </text:span><text:span text:style-name="T2">us</text:span><text:span text:style-name="T2">ar </text:span><text:span text:style-name="T2">la </text:span><text:span text:style-name="T2">fun</text:span><text:span text:style-name="T2">ció</text:span><text:span text:style-name="T2">n </text:span><text:span text:style-name="T7">pst</text:span><text:span text:style-name="T7">ac</text:span><text:span text:style-name="T7">k_t</text:span><text:span text:style-name="T7">op</text:span><text:span text:style-name="T7">_pr</text:span><text:span text:style-name="T7">iori</text:span><text:span text:style-name="T7">ty() </text:span><text:span text:style-name="T8">par</text:span><text:span text:style-name="T8">a </text:span><text:span text:style-name="T8">cal</text:span><text:span text:style-name="T8">cul</text:span><text:span text:style-name="T8">ar </text:span><text:span text:style-name="T8">dic</text:span><text:span text:style-name="T8">ha </text:span><text:span text:style-name="T8">pri</text:span><text:span text:style-name="T8">ori</text:span><text:span text:style-name="T8">da</text:span><text:span text:style-name="T8">d </text:span><text:span text:style-name="T8">par</text:span><text:span text:style-name="T8">a </text:span><text:span text:style-name="T8">lue</text:span><text:span text:style-name="T8">go </text:span><text:span text:style-name="T8">de</text:span><text:span text:style-name="T8">str</text:span><text:span text:style-name="T8">uir </text:span><text:span text:style-name="T8">el </text:span><text:span text:style-name="T8">no</text:span><text:span text:style-name="T8">do.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9:36:53.207868327</meta:creation-date>
    <dc:date>2024-07-06T11:55:34.720141424</dc:date>
    <meta:editing-duration>PT1H21M31S</meta:editing-duration>
    <meta:editing-cycles>4</meta:editing-cycles>
    <meta:generator>LibreOffice/24.2.4.2$Linux_X86_64 LibreOffice_project/420$Build-2</meta:generator>
    <meta:document-statistic meta:object-count="123"/>
  </office:meta>
</office:document-meta>
</file>